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390000022CB2B8692AA87DE5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5.546cm" svg:height="17.216cm" draw:z-index="0"><draw:image xlink:href="Pictures/10000000000003390000022CB2B8692AA87DE5A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9:01:04.646888022</meta:creation-date>
    <meta:print-date>2019-01-13T19:01:34.774287222</meta:print-date>
    <dc:date>2019-01-14T00:53:04.880448030</dc:date>
    <meta:editing-duration>PT5H41M5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